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55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2" style:family="table">
      <style:table-properties style:width="15.998cm" table:align="left" style:writing-mode="lr-tb"/>
    </style:style>
    <style:style style:name="Table2.A" style:family="table-column">
      <style:table-column-properties style:column-width="2.328cm"/>
    </style:style>
    <style:style style:name="Table2.B" style:family="table-column">
      <style:table-column-properties style:column-width="13.6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3" style:family="table">
      <style:table-properties style:width="15.998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3.1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</style:style>
    <style:style style:name="P2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4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 fo:padding="0cm" fo:border="non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 Aceptar solicitud</text:p>
      <text:p text:style-name="P5"/>
      <text:p text:style-name="P6">Precondición:<text:span text:style-name="T3"> El usuario ha iniciado sesión, y tiene que haber recibido una solicitud de otro usuario que no sea amigo.</text:span></text:p>
      <text:p text:style-name="P1"/>
      <text:p text:style-name="P2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°</text:p>
          </table:table-cell>
          <table:table-cell table:style-name="Table1.B1" office:value-type="string">
            <text:p text:style-name="P3">Pasos (Flujos de Sucesos)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3">El usuario recibe la solicitud de amistad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B1" office:value-type="string">
            <text:p text:style-name="P3">El usuario acepta la solicitud {sf 2.1}</text:p>
          </table:table-cell>
        </table:table-row>
        <table:table-row table:style-name="Table1.4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El sistema informa al usuario que envio la solicitud que fue aceptada.</text:p>
          </table:table-cell>
        </table:table-row>
        <table:table-row table:style-name="Table1.1">
          <table:table-cell table:style-name="Table1.A1" office:value-type="string">
            <text:p text:style-name="P3">4</text:p>
          </table:table-cell>
          <table:table-cell table:style-name="Table1.B1" office:value-type="string">
            <text:p text:style-name="P3">El sistema envia al usuario a <text:span text:style-name="T1">&lt;&lt;Ver perfil&gt;&gt;</text:span><text:span text:style-name="T2">, {cod 4.1}</text:span></text:p>
          </table:table-cell>
        </table:table-row>
      </table:table>
      <text:p text:style-name="P1"/>
      <text:p text:style-name="P1"/>
      <text:p text:style-name="P2">SubFlujo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2.1</text:p>
          </table:table-cell>
          <table:table-cell table:style-name="Table2.B1" office:value-type="string">
            <text:p text:style-name="P3">El usuario puede elegir no aceptar la solicitud. En ese caso, la solicitud desaparece y se puede enviar de nuevo.</text:p>
          </table:table-cell>
        </table:table-row>
      </table:table>
      <text:p text:style-name="P1"/>
      <text:p text:style-name="P1"/>
      <text:p text:style-name="P2">Consideraciones de Diseñ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cod 4.1</text:p>
          </table:table-cell>
          <table:table-cell table:style-name="Table3.B1" office:value-type="string">
            <text:p text:style-name="P3">El sistema envia al usuario al perfil del usuario que envio la solicitud</text:p>
          </table:table-cell>
        </table:table-row>
      </table:table>
      <text:p text:style-name="P7"/>
      <text:p text:style-name="P6">Postcondición:<text:span text:style-name="T3"> Los usuarios ahora son ami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15:48</meta:creation-date>
    <dc:date>2012-07-11T16:21:52.94</dc:date>
    <meta:editing-duration>PT12M5S</meta:editing-duration>
    <meta:editing-cycles>3</meta:editing-cycles>
    <meta:generator>LibreOffice/3.5$Windows_x86 LibreOffice_project/235ab8a-3802056-4a8fed3-2d66ea8-e241b80</meta:generator>
    <meta:document-statistic meta:table-count="3" meta:image-count="0" meta:object-count="0" meta:page-count="1" meta:paragraph-count="20" meta:word-count="118" meta:character-count="670" meta:non-whitespace-character-count="572"/>
  </office:meta>
</office:document-meta>
</file>